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ic" svg:font-family="Gothic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right" draw:textarea-vertical-align="bottom" fo:min-height="0.485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11.073cm" svg:y1="15.07cm" svg:x2="11.272cm" svg:y2="15.269cm">
              <text:p/>
            </draw:line>
            <draw:line draw:style-name="gr1" draw:text-style-name="P1" draw:layer="layout" svg:x1="11.071cm" svg:y1="15.268cm" svg:x2="11.274cm" svg:y2="15.071cm">
              <text:p/>
            </draw:line>
          </draw:g>
          <draw:frame draw:style-name="gr2" draw:text-style-name="P3" draw:layer="layout" svg:width="0.944cm" svg:height="0.735cm" svg:x="10.691cm" svg:y="14.403cm">
            <draw:text-box draw:corner-radius="0.145cm">
              <text:p text:style-name="P2"><text:span text:style-name="T1">T </text:span></text:p>
            </draw:text-box>
          </draw:frame>
          <draw:g>
            <draw:line draw:style-name="gr1" draw:text-style-name="P1" draw:layer="layout" svg:x1="9.674cm" svg:y1="15.075cm" svg:x2="9.873cm" svg:y2="15.274cm">
              <text:p/>
            </draw:line>
            <draw:line draw:style-name="gr1" draw:text-style-name="P1" draw:layer="layout" svg:x1="9.672cm" svg:y1="15.273cm" svg:x2="9.875cm" svg:y2="15.076cm">
              <text:p/>
            </draw:line>
          </draw:g>
          <draw:frame draw:style-name="gr2" draw:text-style-name="P3" draw:layer="layout" svg:width="0.944cm" svg:height="0.735cm" svg:x="9.292cm" svg:y="14.407cm">
            <draw:text-box draw:corner-radius="0.145cm">
              <text:p text:style-name="P2"><text:span text:style-name="T1">S 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ic" svg:font-family="Gothic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1:23:54.623402494</meta:creation-date>
    <dc:date>2018-02-09T11:24:14.729327691</dc:date>
    <meta:editing-duration>PT20S</meta:editing-duration>
    <meta:editing-cycles>1</meta:editing-cycles>
    <meta:document-statistic meta:object-count="9"/>
    <meta:generator>LibreOffice/6.0.0.3$MacOSX_X86_64 LibreOffice_project/64a0f66915f38c6217de274f0aa8e15618924765</meta:generator>
  </office:meta>
</office:document-meta>
</file>